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E1000001C2286EC09AC97228F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bf4" officeooo:paragraph-rsid="001fabf4"/>
    </style:style>
    <style:style style:name="P2" style:family="paragraph" style:parent-style-name="Standard">
      <style:text-properties officeooo:rsid="001fabf4" officeooo:paragraph-rsid="001fab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Ts</text:p>
      <text:p text:style-name="P1"/>
      <text:p text:style-name="P1">constellation that has 4 symbols, it then has log2(4) = 2 bits/symbol</text:p>
      <text:p text:style-name="P1"/>
      <text:p text:style-name="P1"><draw:frame draw:style-name="fr1" draw:name="Image1" text:anchor-type="paragraph" svg:width="18.77cm" svg:height="4.796cm" draw:z-index="0"><draw:image xlink:href="Pictures/10000201000006E1000001C2286EC09AC97228F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2:15:16.404586287</meta:creation-date>
    <dc:date>2019-07-10T14:35:06.541586215</dc:date>
    <meta:editing-duration>PT3M20S</meta:editing-duration>
    <meta:editing-cycles>2</meta:editing-cycles>
    <meta:generator>LibreOffice/6.2.4.2$Linux_X86_64 LibreOffice_project/20$Build-2</meta:generator>
    <meta:document-statistic meta:table-count="0" meta:image-count="1" meta:object-count="0" meta:page-count="1" meta:paragraph-count="2" meta:word-count="13" meta:character-count="73" meta:non-whitespace-character-count="62"/>
  </office:meta>
</office:document-meta>
</file>